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FE000001FEB9C9698DE24CA0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weight="bold" officeooo:rsid="00087da1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Consolas" fo:font-weight="bold" officeooo:rsid="00087da1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.6752in" svg:height="2.6752in" draw:z-index="0"><draw:image xlink:href="Pictures/10000200000001FE000001FEB9C9698DE24CA055.png" xlink:type="simple" xlink:show="embed" xlink:actuate="onLoad" loext:mime-type="image/png"/></draw:frame></text:p>
      <text:p text:style-name="P2"/>
      <text:p text:style-name="P2"><draw:frame draw:style-name="fr2" draw:name="Image2" text:anchor-type="paragraph" svg:x="2.6791in" svg:y="3.9244in" svg:width="0.4402in" svg:height="0.4402in" draw:z-index="1"><draw:image xlink:href="Pictures/10000200000001FE000001FEB9C9698DE24CA055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.3374in" style:type="center"/>
          <style:tab-stop style:position="2.67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25in" fo:page-height="5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2:19:58.532000000</meta:creation-date>
    <dc:date>2020-01-02T13:00:26.789000000</dc:date>
    <meta:editing-duration>PT6M29S</meta:editing-duration>
    <meta:editing-cycles>3</meta:editing-cycles>
    <meta:generator>LibreOffice/6.0.1.1$Windows_X86_64 LibreOffice_project/60bfb1526849283ce2491346ed2aa51c465abfe6</meta:generator>
    <meta:document-statistic meta:table-count="0" meta:image-count="2" meta:object-count="0" meta:page-count="4" meta:paragraph-count="0" meta:word-count="0" meta:character-count="0" meta:non-whitespace-character-count="0"/>
  </office:meta>
</office:document-meta>
</file>